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fo:language="bg" fo:country="BG" officeooo:rsid="0013c6b7" officeooo:paragraph-rsid="0013c6b7"/>
    </style:style>
    <style:style style:name="P2" style:family="paragraph" style:parent-style-name="Text_20_body">
      <style:text-properties officeooo:rsid="0012c90b" officeooo:paragraph-rsid="0012c90b"/>
    </style:style>
    <style:style style:name="P3" style:family="paragraph" style:parent-style-name="Text_20_body">
      <style:text-properties fo:language="bg" fo:country="BG" officeooo:rsid="001896a3" officeooo:paragraph-rsid="001896a3"/>
    </style:style>
    <style:style style:name="P4" style:family="paragraph" style:parent-style-name="Text_20_body">
      <style:text-properties officeooo:rsid="001a006e" officeooo:paragraph-rsid="001a006e"/>
    </style:style>
    <style:style style:name="P5" style:family="paragraph" style:parent-style-name="Text_20_body">
      <style:paragraph-properties fo:text-align="end" style:justify-single-word="false"/>
      <style:text-properties officeooo:rsid="001bf432" officeooo:paragraph-rsid="001bf432"/>
    </style:style>
    <style:style style:name="P6" style:family="paragraph" style:parent-style-name="Text_20_body" style:list-style-name="L1">
      <style:text-properties officeooo:paragraph-rsid="0012c90b"/>
    </style:style>
    <style:style style:name="P7" style:family="paragraph" style:parent-style-name="Text_20_body" style:list-style-name="L1">
      <style:text-properties officeooo:rsid="0013c6b7" officeooo:paragraph-rsid="0013c6b7"/>
    </style:style>
    <style:style style:name="P8" style:family="paragraph" style:parent-style-name="Text_20_body" style:list-style-name="L1">
      <style:text-properties officeooo:rsid="00151b96" officeooo:paragraph-rsid="00151b96"/>
    </style:style>
    <style:style style:name="P9" style:family="paragraph" style:parent-style-name="Text_20_body" style:list-style-name="L1">
      <style:text-properties fo:language="bg" fo:country="BG" officeooo:rsid="0015b4b0" officeooo:paragraph-rsid="0015b4b0"/>
    </style:style>
    <style:style style:name="P10" style:family="paragraph" style:parent-style-name="Text_20_body" style:list-style-name="L1">
      <style:text-properties fo:language="bg" fo:country="BG" officeooo:rsid="0015b4b0" officeooo:paragraph-rsid="001896a3"/>
    </style:style>
    <style:style style:name="P11" style:family="paragraph" style:parent-style-name="Text_20_body">
      <style:text-properties fo:language="bg" fo:country="BG" officeooo:rsid="001bf432" officeooo:paragraph-rsid="001bf432"/>
    </style:style>
    <style:style style:name="P12" style:family="paragraph" style:parent-style-name="Text_20_body" style:list-style-name="L2">
      <style:text-properties officeooo:rsid="001896a3" officeooo:paragraph-rsid="001896a3"/>
    </style:style>
    <style:style style:name="P13" style:family="paragraph" style:parent-style-name="Title">
      <style:text-properties fo:language="bg" fo:country="BG" officeooo:rsid="001c5256" officeooo:paragraph-rsid="001c5256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3c6b7"/>
    </style:style>
    <style:style style:name="T3" style:family="text">
      <style:text-properties fo:language="bg" fo:country="BG" officeooo:rsid="0012c90b"/>
    </style:style>
    <style:style style:name="T4" style:family="text">
      <style:text-properties fo:language="bg" fo:country="BG" officeooo:rsid="0013c875"/>
    </style:style>
    <style:style style:name="T5" style:family="text">
      <style:text-properties fo:language="bg" fo:country="BG" officeooo:rsid="0015b4b0"/>
    </style:style>
    <style:style style:name="T6" style:family="text">
      <style:text-properties fo:language="bg" fo:country="BG" officeooo:rsid="00160d16"/>
    </style:style>
    <style:style style:name="T7" style:family="text">
      <style:text-properties fo:language="bg" fo:country="BG" officeooo:rsid="001886f6"/>
    </style:style>
    <style:style style:name="T8" style:family="text">
      <style:text-properties fo:language="bg" fo:country="BG" officeooo:rsid="001bf432"/>
    </style:style>
    <style:style style:name="T9" style:family="text">
      <style:text-properties fo:language="bg" fo:country="BG" officeooo:rsid="001c15c9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2c90b"/>
    </style:style>
    <style:style style:name="T12" style:family="text">
      <style:text-properties officeooo:rsid="001896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Домашна работа по ИИ <text:s/>1</text:p>
      <text:p text:style-name="Subtitle">8puzzle solver</text:p>
      <text:p text:style-name="P1">Петко Каменов. Първа група. ФН:45546</text:p>
      <text:p text:style-name="P2">1.<text:span text:style-name="T1"> За решаването на задачата съм използвал езика c++. Задачата е решена в ООП подход.</text:span></text:p>
      <text:list xml:id="list3590228751" text:style-name="L1">
        <text:list-item>
          <text:p text:style-name="P6"><text:span text:style-name="T3">Първото нещо което дефинирах бе, класът за </text:span><text:span text:style-name="T11">State</text:span><text:span text:style-name="T3">. В него <text:s/>имплементирах няколко метода с чиято цел, да пресмятаме </text:span><text:span text:style-name="T2">м</text:span><text:span text:style-name="T3">анхатънско разстояние или брой на плочки които не са по местата си. Също така и метод който да генерира произволно състояние, както и други помощни методи за работа с него.</text:span></text:p>
        </text:list-item>
        <text:list-item>
          <text:p text:style-name="P7"><text:span text:style-name="T3">С</text:span><text:span text:style-name="T1">лед това дефинирах </text:span><text:span text:style-name="T10">Node</text:span><text:span text:style-name="T1">. Неговата идея е да пази състояние, указател към родителя и дълбочината на която се намира. </text:span><text:span text:style-name="T4">Също имаме и помощни функции за взимане на родителя и други. С помощта на този клас имплементираме дървото на състоянията.</text:span></text:p>
        </text:list-item>
        <text:list-item>
          <text:p text:style-name="P8"><text:span text:style-name="T4">Д</text:span><text:span text:style-name="T1">ва прости класа със сравняващи функции, чиято идея е проста. </text:span><text:span text:style-name="T7">Тези класове се наричат функтури.</text:span><text:span text:style-name="T1"> </text:span><text:span text:style-name="T7">Те</text:span><text:span text:style-name="T1"> дефинират двата начина за сравняване, използвани при двата различни метод. </text:span><text:span text:style-name="T8">Тоест двете различни евристики</text:span></text:p>
          <text:list>
            <text:list-item>
              <text:p text:style-name="P8"><text:span text:style-name="T1">При А* -&gt; </text:span><text:span text:style-name="T10">Manhattan cost + hamming cost + depth</text:span></text:p>
            </text:list-item>
            <text:list-item>
              <text:p text:style-name="P8"><text:span text:style-name="T1">При </text:span><text:span text:style-name="T10">Best First Search -&gt; Manhattan cost</text:span></text:p>
            </text:list-item>
          </text:list>
        </text:list-item>
        <text:list-item>
          <text:p text:style-name="P8"><text:span text:style-name="T3">П</text:span><text:span text:style-name="T1">оследно дефиниран е класът </text:span><text:span text:style-name="T10">Solver</text:span><text:span text:style-name="T1">. </text:span><text:span text:style-name="T5">Той има няколко основни функционалности:</text:span></text:p>
          <text:list>
            <text:list-item>
              <text:p text:style-name="P9">Да пази отворения и затворения списък от върхове в него. <text:span text:style-name="T12">В задачата ги пазя като vector от указатели към Nodes.</text:span></text:p>
            </text:list-item>
            <text:list-item>
              <text:p text:style-name="P9">Да пази целта</text:p>
            </text:list-item>
            <text:list-item>
              <text:p text:style-name="P9">Да разширява node. Тоест да открива всички негови наследници. - <text:span text:style-name="T12">Това е сравнително просто. Един връх има максимално 4 наследника. Генерираме ги всичките и проверяваме дали всеки един от тях е в полето. Ако е, добавяме го. Ако не е, изхвърляме го.</text:span></text:p>
            </text:list-item>
            <text:list-item>
              <text:p text:style-name="P9">Да проверява дали дадено начално състояние е решимо. Съществуват начални състояния които са нерешими. <text:span text:style-name="T12">Алгоритъма за това го взех от сайта geekForGeeks. </text:span></text:p>
            </text:list-item>
            <text:list-item>
              <text:p text:style-name="P10">Да завърта цикъла с който да решава цялата задача. - Идеята е прост<text:span text:style-name="T12">а:</text:span> </text:p>
            </text:list-item>
          </text:list>
        </text:list-item>
      </text:list>
      <text:p text:style-name="P3"><text:tab/> <text:s text:c="5"/>Първо се извиква функцията: getNextNode() която в зависимост от това кой <text:tab/><text:tab/> <text:s text:c="5"/>алгоритъм сме избрали взима минималния такъв според евристиката. След това се <text:tab/> <text:s text:c="5"/>извиква expandNode() идеята на който описах по-горе. Това се прави докато <text:tab/> <text:s text:c="3"/><text:tab/> <text:s text:c="5"/>пъзела не е решен. След това се взима последния връх, решението и му се взима <text:tab/> <text:s text:c="5"/>родителя, след това неговия и така нататък докато не се стигне до nullptr. <text:s text:c="5"/><text:tab/> <text:s text:c="2"/><text:tab/> <text:s text:c="5"/>Полученият път в дървото на решенията е самото решение.</text:p>
      <text:list xml:id="list4131834511" text:style-name="L2">
        <text:list-item>
          <text:p text:style-name="P12"><text:span text:style-name="T6">В </text:span><text:span text:style-name="T1">main правим I/O операциите. Генерираме входа до валиден (решим). Принтираме решението.</text:span></text:p>
        </text:list-item>
      </text:list>
      <text:p text:style-name="P4"><text:soft-page-break/><text:span text:style-name="T1">2. Резултатите от приложението са, че при определен валиден(решим) вход. Програмата решава заданието за </text:span><text:span text:style-name="T8">около 20 стъпки.</text:span></text:p>
      <text:p text:style-name="P11">3. Не прилагам псевдо код, защото смятам, че c++ е достатъчно близко до такъв и той изразява съвсем ясно какъв бил псевдо кода.</text:p>
      <text:p text:style-name="P11">4. В архива прикачвам: Този pdf с описание на решението ми. Архив с решението на c++. Кода на програмата е разбит в папките header source и файла main.cpp. Прикачва и cmakelists.txt файла за по-лесна компилация, ако използвате clion или друго (не VS) ide което използва такъв тип файлове.</text:p>
      <text:p text:style-name="P5"><text:span text:style-name="T1">Петко Каменов, 45546, </text:span><text:span text:style-name="T9">I груп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2:37:27.233169993</meta:creation-date>
    <dc:date>2021-04-23T13:22:40.524808033</dc:date>
    <meta:editing-duration>PT37M8S</meta:editing-duration>
    <meta:editing-cycles>8</meta:editing-cycles>
    <meta:generator>LibreOffice/7.0.5.2$Linux_X86_64 LibreOffice_project/00$Build-2</meta:generator>
    <meta:document-statistic meta:table-count="0" meta:image-count="0" meta:object-count="0" meta:page-count="2" meta:paragraph-count="21" meta:word-count="458" meta:character-count="2796" meta:non-whitespace-character-count="2310"/>
  </office:meta>
</office:document-meta>
</file>